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5.94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table table:name="Planilha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table:number-columns-spanned="2" table:number-rows-spanned="1">
            <text:p>API de cadastro (em PHP)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strutura do projeto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nfigurar a conexão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nstalar JWT via Composer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egistro de usuário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ogin e geração do token JWT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istar usuários autenticados</text:p>
          </table:table-cell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tualizar e deletar usuários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estar (com Postman ou Insomnia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table:number-columns-spanned="2" table:number-rows-spanned="1">
            <text:p>Implementar “refresh token”</text:p>
          </table:table-cell>
          <table:covered-table-cell/>
          <table:table-cell table:number-columns-repeated="1022"/>
        </table:table-row>
        <table:table-row table:style-name="ro1">
          <table:table-cell/>
          <table:table-cell office:value-type="string">
            <text:p>Alterar a tabela “users”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Gerar o <text:span text:style-name="T1">refresh token</text:span><text:span text:style-name="T2"> no </text:span><text:span text:style-name="T1">login.php</text:span>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Criar o endpoint api/refresh.php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table:number-columns-spanned="2" table:number-rows-spanned="1">
            <text:p>Implementar roles (admin / user)</text:p>
          </table:table-cell>
          <table:covered-table-cell/>
          <table:table-cell table:number-columns-repeated="1022"/>
        </table:table-row>
        <table:table-row table:style-name="ro1">
          <table:table-cell/>
          <table:table-cell office:value-type="string">
            <text:p>Atualizar tabela users</text:p>
          </table:table-cell>
          <table:table-cell table:number-columns-repeated="1022"/>
        </table:table-row>
        <table:table-row table:style-name="ro3">
          <table:table-cell/>
          <table:table-cell table:style-name="ce3" office:value-type="string">
            <text:p>Incluir o role no token JWT (em login.php e refresh.php) </text:p>
          </table:table-cell>
          <table:table-cell table:number-columns-repeated="1022"/>
        </table:table-row>
        <table:table-row table:style-name="ro4">
          <table:table-cell/>
          <table:table-cell table:style-name="ce3" office:value-type="string">
            <text:p>Criar middleware de verificação de role (por exemplo, check_admin.php) <text:s/>[RBAC]</text:p>
          </table:table-cell>
          <table:table-cell table:number-columns-repeated="1022"/>
        </table:table-row>
        <table:table-row table:style-name="ro3">
          <table:table-cell/>
          <table:table-cell table:style-name="ce3" office:value-type="string">
            <text:p>Exemplo de endpoint protegido por admin (api/delete_user.php) </text:p>
          </table:table-cell>
          <table:table-cell table:number-columns-repeated="1022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anilh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08">08/10/2025</text:date>, <text:time>19:40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Ryk</meta:initial-creator>
    <meta:creation-date>2025-10-08T18:13:55.13</meta:creation-date>
    <dc:date>2025-10-08T19:40:15.14</dc:date>
    <dc:creator>Mark Ryk</dc:creator>
    <meta:editing-duration>PT25M48S</meta:editing-duration>
    <meta:editing-cycles>2</meta:editing-cycles>
    <meta:generator>OpenOffice/4.1.15$Win32 OpenOffice.org_project/4115m2$Build-9813</meta:generator>
    <meta:document-statistic meta:table-count="3" meta:cell-count="26" meta:object-count="0"/>
  </office:meta>
</office:document-meta>
</file>